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Heading_20_3">
      <style:text-properties officeooo:paragraph-rsid="000fae19"/>
    </style:style>
    <style:style style:name="P2" style:family="paragraph" style:parent-style-name="Preformatted_20_Text">
      <style:text-properties fo:background-color="#ffff00"/>
    </style:style>
    <style:style style:name="P3" style:family="paragraph" style:parent-style-name="Preformatted_20_Text">
      <style:text-properties officeooo:paragraph-rsid="000fae19" fo:background-color="#ffff00"/>
    </style:style>
    <style:style style:name="P4" style:family="paragraph" style:parent-style-name="Preformatted_20_Text">
      <style:paragraph-properties fo:margin-top="0cm" fo:margin-bottom="0.499cm" style:contextual-spacing="false"/>
    </style:style>
    <style:style style:name="P5" style:family="paragraph" style:parent-style-name="Standard">
      <style:text-properties officeooo:paragraph-rsid="000fae19"/>
    </style:style>
    <style:style style:name="T1" style:family="text">
      <style:text-properties officeooo:rsid="000fae1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P5"><text:span text:style-name="T1">GITHUB.COM</text:span></text:p>
      <text:p text:style-name="P5"><text:span text:style-name="T1"/></text:p>
      <text:p text:style-name="P5"><text:span text:style-name="T1"/></text:p>
      <text:h text:style-name="P1" text:outline-level="3"><text:span text:style-name="T1">…or create a new repository on the command line</text:span></text:h>
      <text:p text:style-name="Preformatted_20_Text">touch README.md</text:p>
      <text:p text:style-name="Preformatted_20_Text">git init</text:p>
      <text:p text:style-name="P2">git add README.md</text:p>
      <text:p text:style-name="P3"><text:span text:style-name="T1">-&gt;(FER COMMIT)</text:span></text:p>
      <text:p text:style-name="Preformatted_20_Text">git remote add origin https://github.com/aechevarriat/intro.git</text:p>
      <text:p text:style-name="P4">git push -u origin master</text:p>
      <text:p text:style-name="P5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a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ca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DejaVu Sans" style:font-size-asian="14pt" style:font-weight-asian="bold" style:font-name-complex="Lohit Hindi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size="10pt" style:font-name-asian="DejaVu Sans Mono" style:font-size-asian="10pt" style:font-name-complex="Lohit Hindi2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echevarriat </meta:initial-creator>
    <meta:creation-date>2014-10-07T10:05:51</meta:creation-date>
    <dc:date>2014-10-07T12:16:57</dc:date>
    <dc:creator>aechevarriat </dc:creator>
    <meta:editing-duration>PT1H20M29S</meta:editing-duration>
    <meta:editing-cycles>1</meta:editing-cycles>
    <meta:document-statistic meta:table-count="0" meta:image-count="0" meta:object-count="0" meta:page-count="1" meta:paragraph-count="8" meta:word-count="29" meta:character-count="199" meta:non-whitespace-character-count="178"/>
    <meta:generator>LibreOffice/4.0.2.2$Linux_X86_64 LibreOffice_project/400m0$Build-2</meta:generator>
  </office:meta>
</office:document-meta>
</file>